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list-style-name="WWNum1">
      <style:paragraph-properties fo:margin-left="0.5in" fo:margin-right="0in" fo:text-indent="-0.25in" style:auto-text-indent="false"/>
    </style:style>
    <style:style style:name="P3" style:family="paragraph" style:parent-style-name="Standard" style:list-style-name="WWNum2">
      <style:paragraph-properties fo:margin-left="0.5in" fo:margin-right="0in" fo:text-indent="-0.25in" style:auto-text-indent="false"/>
    </style:style>
    <style:style style:name="P4" style:family="paragraph" style:parent-style-name="Standard">
      <style:paragraph-properties fo:margin-left="0.5in" fo:margin-right="0in" fo:text-indent="0in" style:auto-text-indent="false"/>
    </style:style>
    <style:style style:name="P5" style:family="paragraph" style:parent-style-name="Standard">
      <style:paragraph-properties fo:margin-left="0.5in" fo:margin-right="0in" fo:text-indent="0in" style:auto-text-indent="false"/>
      <style:text-properties style:font-name="Consolas" fo:font-style="italic" fo:font-weight="bold" style:font-name-asian="Consolas1" style:font-style-asian="italic" style:font-weight-asian="bold" style:font-name-complex="Consolas1"/>
    </style:style>
    <style:style style:name="P6" style:family="paragraph" style:parent-style-name="Heading_20_1">
      <style:paragraph-properties fo:break-before="page"/>
    </style:style>
    <style:style style:name="P7" style:family="paragraph" style:parent-style-name="Title" style:master-page-name="Standard">
      <style:paragraph-properties fo:text-align="center" style:justify-single-word="false" style:page-number="1"/>
    </style:style>
    <style:style style:name="T1" style:family="text">
      <style:text-properties fo:color="#1155cc" style:text-underline-style="solid" style:text-underline-width="auto" style:text-underline-color="font-color"/>
    </style:style>
    <style:style style:name="T2" style:family="text">
      <style:text-properties style:font-name="Consolas" fo:font-style="italic" fo:font-weight="bold" style:font-name-asian="Consolas1" style:font-style-asian="italic" style:font-weight-asian="bold" style:font-name-complex="Consolas1"/>
    </style:style>
    <style:style style:name="T3" style:family="text">
      <style:text-properties fo:font-weight="bold" style:font-weight-asian="bold"/>
    </style:style>
    <style:style style:name="T4" style:family="text">
      <style:text-properties fo:font-style="italic"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bookmark text:name="_epaac52gnxo0"/>VAGRANT</text:p>
      <text:p text:style-name="Heading_20_1"><text:bookmark text:name="_pju5u9gw1e99"/>What is Vagrant?</text:p>
      <text:p text:style-name="Standard">Vagrant isolates dependencies and their configuration within a single disposable, consistent environment, without sacrificing any of your existing tools.</text:p>
      <text:p text:style-name="Heading_20_2"><text:bookmark text:name="_rqw0ssl7lz8h"/>Prerequisites</text:p>
      <text:list xml:id="list2277803236" text:style-name="WWNum1">
        <text:list-item>
          <text:p text:style-name="P2">Install the latest version of <text:a xlink:type="simple" xlink:href="https://www.vagrantup.com/docs/installation" text:style-name="ListLabel_20_19" text:visited-style-name="ListLabel_20_19"><text:span text:style-name="T1">Vagrant</text:span></text:a>.</text:p>
        </text:list-item>
        <text:list-item>
          <text:p text:style-name="P2">Install a virtualization product such as; <text:a xlink:type="simple" xlink:href="https://www.virtualbox.org/" text:style-name="ListLabel_20_19" text:visited-style-name="ListLabel_20_19"><text:span text:style-name="T1">VirtualBox</text:span></text:a>, <text:a xlink:type="simple" xlink:href="https://customerconnect.vmware.com/downloads/get-download?downloadGroup=FUS-PUBTP-2021H1" text:style-name="ListLabel_20_19" text:visited-style-name="ListLabel_20_19"><text:span text:style-name="T1">VMware Fusion</text:span></text:a>, or <text:a xlink:type="simple" xlink:href="https://docs.microsoft.com/en-us/virtualization/hyper-v-on-windows/quick-start/enable-hyper-v" text:style-name="ListLabel_20_19" text:visited-style-name="ListLabel_20_19"><text:span text:style-name="T1">Hyper-V</text:span></text:a>.</text:p>
        </text:list-item>
      </text:list>
      <text:p text:style-name="Heading_20_2"><text:bookmark text:name="_cscger4peaeg"/>Your first virtual machine</text:p>
      <text:p text:style-name="Standard">With the two commands below, you will have a fully usable virtual machine with <text:a xlink:type="simple" xlink:href="https://app.vagrantup.com/hashicorp/boxes/bionic64" text:style-name="ListLabel_20_19" text:visited-style-name="ListLabel_20_19"><text:span text:style-name="T1">Ubuntu 18.04 LTS 64-bit</text:span></text:a>.</text:p>
      <text:p text:style-name="Heading_20_3"><text:bookmark text:name="_e3gbhh8s4ysa"/>Initialize Vagrant</text:p>
      <text:p text:style-name="P4"><text:span text:style-name="T2">vagrant init hashicorp/bionic64</text:span></text:p>
      <text:p text:style-name="Standard">Before you can continue to the next step, ensure that Vagrant has created a <text:span text:style-name="T3">Vagrantfile</text:span>.</text:p>
      <text:p text:style-name="Standard"/>
      <text:p text:style-name="Heading_20_3"><text:bookmark text:name="_khzvb9i0p6io"/>Start the virtual machine</text:p>
      <text:p text:style-name="Standard"/>
      <text:p text:style-name="Standard">Now that you have a Vagrantfile that configures your deployment, you can start the virtual machine.</text:p>
      <text:p text:style-name="P4"><text:span text:style-name="T2">vagrant up</text:span></text:p>
      <text:p text:style-name="Standard">When the virtual machine is successfully deployed, there will be a message stating that it is booted and ready.</text:p>
      <text:p text:style-name="Heading_20_3"><text:bookmark text:name="_3fv271ey5x7u"/>Destroy the virtual machine</text:p>
      <text:p text:style-name="Standard">When you are done, be sure to terminate the virtual machine. Confirm when the CLI prompts you by typing <text:span text:style-name="T3">y</text:span>.</text:p>
      <text:p text:style-name="P4"><text:span text:style-name="T2">vagrant destroy</text:span></text:p>
      <text:p text:style-name="Heading_20_1"><text:bookmark text:name="_12ifor53yeau"/><text:soft-page-break/>Install Vagrant</text:p>
      <text:p text:style-name="Standard">To install Vagrant, first, find the <text:a xlink:type="simple" xlink:href="https://www.vagrantup.com/downloads" text:style-name="ListLabel_20_19" text:visited-style-name="ListLabel_20_19"><text:span text:style-name="T1">appropriate package</text:span></text:a> for your system and download it. Vagrant is packaged as an <text:span text:style-name="T3">operating-specific package</text:span>. Run the installer for your system. The installer will automatically <text:span text:style-name="T4">add vagrant to your system path so that it is available in terminals.</text:span></text:p>
      <text:p text:style-name="Standard">We highly recommend using the official installers on the downloads page. There may be differences between system package managers and the official installers that can lead to inconsistent experiences.</text:p>
      <text:p text:style-name="Heading_20_2"><text:bookmark text:name="_62p1sc7pwxx2"/>Verify the Installation</text:p>
      <text:p text:style-name="Standard">After installing Vagrant, verify the installation worked by opening a new command prompt or console, and checking that vagrant is available.</text:p>
      <text:p text:style-name="P4"><text:span text:style-name="T2">vagrant -v</text:span></text:p>
      <text:p text:style-name="Standard">You have successfully downloaded and installed Vagrant!</text:p>
      <text:p text:style-name="Standard"/>
      <text:p text:style-name="Heading_20_1"><text:bookmark text:name="_uy932k48v9ns"/>Initialize a Project Directory</text:p>
      <text:p text:style-name="Standard">The first step to configure any Vagrant project is to create a <text:a xlink:type="simple" xlink:href="https://www.vagrantup.com/docs/vagrantfile" text:style-name="ListLabel_20_19" text:visited-style-name="ListLabel_20_19"><text:span text:style-name="T1">Vagrantfile</text:span></text:a>. The Vagrantfile allows you to:</text:p>
      <text:list xml:id="list758678847" text:style-name="WWNum2">
        <text:list-item>
          <text:p text:style-name="P3">Mark the root directory of your project. Many of the <text:span text:style-name="T3">configuration options</text:span> in Vagrant are <text:span text:style-name="T3">relative to this root directory</text:span>.</text:p>
        </text:list-item>
        <text:list-item>
          <text:p text:style-name="P3">Describe the kind of machine and resources you need to run your project, as well as what <text:span text:style-name="T3">software to install</text:span> and how you want to access it.</text:p>
        </text:list-item>
      </text:list>
      <text:p text:style-name="Heading_20_2"><text:bookmark text:name="_omtxe7azbo4k"/>Create a directory</text:p>
      <text:p text:style-name="Standard">Make a new directory for the project you will work on throughout these tutorials.</text:p>
      <text:p text:style-name="P4"><text:span text:style-name="T2">mkdir vagrant_getting_started</text:span></text:p>
      <text:p text:style-name="Standard">Move into your new directory.</text:p>
      <text:p text:style-name="P4"><text:span text:style-name="T2">cd vagrant_getting_started</text:span></text:p>
      <text:p text:style-name="Heading_20_2"><text:bookmark text:name="_e9epoqfbu9is"/>Initialize the project</text:p>
      <text:p text:style-name="Standard">Vagrant has a built-in command for initializing a project, vagrant init, which can take a box name and URL as arguments. Initialize the directory and specify the hashicorp/bionic64 box.</text:p>
      <text:p text:style-name="P4"><text:span text:style-name="T2">vagrant init hashicorp/bionic64</text:span></text:p>
      <text:p text:style-name="Standard">You now have a Vagrantfile in your current directory. Open the Vagrantfile, which contains some pre-populated comments and examples.</text:p>
      <text:p text:style-name="Heading_20_2"><text:bookmark text:name="_mhy4xitwk5km"/><text:soft-page-break/>Next steps</text:p>
      <text:p text:style-name="Standard">You should commit your Vagrantfile to version control, this will allow every person on the project to benefit from Vagrant without any upfront configuration work.</text:p>
      <text:p text:style-name="Standard"/>
      <text:p text:style-name="P6"><text:bookmark text:name="_2exh6vx2jbwk"/>Install and Specify a Box</text:p>
      <text:p text:style-name="Standard"/>
      <text:p text:style-name="Standard">Instead of building a virtual machine from scratch, which would be a slow and tedious process, <text:span text:style-name="T4">Vagrant uses a base image to quickly clone a virtual machine</text:span>. These base images are known as "<text:span text:style-name="T3">boxes</text:span>" in Vagrant, and specifying the box to use for your Vagrant environment is always the first step after creating a new Vagrantfile.</text:p>
      <text:p text:style-name="Heading_20_2"><text:bookmark text:name="_m9oylhm6cw7y"/>Install a Box (Optional)</text:p>
      <text:p text:style-name="Standard">Sometimes you may want to install a box without creating a new Vagrantfile. For this, you would use the box add subcommand.</text:p>
      <text:p text:style-name="Standard">You can add a box to Vagrant with <text:span text:style-name="T3">vagrant box add</text:span>. This stores the box under a specific name so that multiple Vagrant environments can re-use it. If you have not added a box yet, do so now.</text:p>
      <text:p text:style-name="P4"><text:span text:style-name="T2">vagrant box add hashicorp/bionic64</text:span></text:p>
      <text:p text:style-name="Standard">This will <text:span text:style-name="T3">download the box</text:span> named hashicorp/bionic64 from <text:a xlink:type="simple" xlink:href="https://vagrantcloud.com/boxes/search" text:style-name="ListLabel_20_19" text:visited-style-name="ListLabel_20_19"><text:span text:style-name="T1">HashiCorp's Vagrant Cloud box catalog</text:span></text:a>, where you can find and host boxes.</text:p>
      <text:p text:style-name="Standard">Boxes are globally stored for the current user. <text:span text:style-name="T4">Each project uses a box as an initial image to clone from, and never modifies the actual base image</text:span>.</text:p>
      <text:p text:style-name="Standard">In the above command, you will notice that <text:span text:style-name="T4">boxes are namespaced. Boxes are broken down into two parts—the username and the box name—separated by a slash</text:span>. In the example above, the username is hashicorp, and the box is bionic64. You can also specify boxes via URLs or local file paths, but that will not be covered in the getting started guide.</text:p>
      <text:p text:style-name="Heading_20_2"><text:bookmark text:name="_3ka64zc3m3hf"/>Use a Box</text:p>
      <text:p text:style-name="Standard">Now you've added a box to Vagrant either by initializing or adding it explicitly, you need to configure your project to use it as a base. Open the Vagrantfile and replace the contents with the following.</text:p>
      <text:p text:style-name="P4"><text:span text:style-name="T2">Vagrant.configure("2") do |config|</text:span></text:p>
      <text:p text:style-name="P4"><text:span text:style-name="T2"><text:s/>config.vm.box = "hashicorp/bionic64"</text:span></text:p>
      <text:p text:style-name="P4"><text:span text:style-name="T2">end</text:span></text:p>
      <text:p text:style-name="Standard">The hashicorp/bionic64 in this case must match the name you used to add the box above. This is how Vagrant knows what box to use. <text:span text:style-name="T4">If the box was not added before, Vagrant will automatically download and add the box when it is run.</text:span></text:p>
      <text:p text:style-name="Standard">You may specify an explicit <text:span text:style-name="T3">version </text:span>of a box by specifying <text:span text:style-name="T3">config.vm.box_version</text:span></text:p>
      <text:p text:style-name="P4"><text:span text:style-name="T2"><text:s/>config.vm.box_version = "1.0.282"</text:span></text:p>
      <text:p text:style-name="P5"/>
      <text:p text:style-name="Standard">You may also specify the <text:span text:style-name="T3">URL </text:span>to a box directly using <text:span text:style-name="T3">config.vm.box_url</text:span>:</text:p>
      <text:p text:style-name="P4"><text:span text:style-name="T2">config.vm.box_url = "https://vagrantcloud.com/hashicorp/bionic64"</text:span></text:p>
      <text:p text:style-name="Heading_20_3"><text:bookmark text:name="_aiwyt2z9eq83"/><text:soft-page-break/>Find More Boxes</text:p>
      <text:p text:style-name="Standard">Once you're ready to start using Vagrant in your development workflow you will need to know how to discover other boxes.</text:p>
      <text:p text:style-name="Standard">The best place to find more boxes is <text:a xlink:type="simple" xlink:href="https://vagrantcloud.com/boxes/search" text:style-name="ListLabel_20_19" text:visited-style-name="ListLabel_20_19"><text:span text:style-name="T1">HashiCorp's Vagrant Cloud box catalog</text:span></text:a>. HashiCorp's Vagrant Cloud has a public directory of freely available boxes that run various platforms and technologies. <text:span text:style-name="T4">You can search Vagrant Cloud to find the box you care about</text:span>.</text:p>
      <text:p text:style-name="Standard">You can also host your own boxes on Vagrant Cloud. Paid accounts can host private boxes to share privately within an organization.</text:p>
      <text:p text:style-name="Heading_20_1"><text:bookmark text:name="_olux55nscasg"/>Boot an Environment</text:p>
      <text:p text:style-name="Standard">Now that you have initialized your project and configured a box for it to use, it is time to boot your first Vagrant environment.</text:p>
      <text:p text:style-name="Heading_20_2"><text:bookmark text:name="_c8xjexpy9lhx"/>Bring up a virtual machine</text:p>
      <text:p text:style-name="Standard">Run the following from your terminal:</text:p>
      <text:p text:style-name="P4"><text:span text:style-name="T2">vagrant up</text:span></text:p>
      <text:p text:style-name="Standard">In less than a minute, this command will finish and you will have a virtual machine running Ubuntu.</text:p>
      <text:p text:style-name="Heading_20_2"><text:bookmark text:name="_bk8cdsvoq6jq"/>SSH into the machine</text:p>
      <text:p text:style-name="Standard">You will not actually see anything though, since Vagrant runs the virtual machine without a UI. To prove that it is running, you can SSH into the machine:</text:p>
      <text:p text:style-name="P4"><text:span text:style-name="T2">vagrant ssh</text:span></text:p>
      <text:p text:style-name="Standard"/>
      <text:p text:style-name="Standard">This command will drop you into a <text:span text:style-name="T3">full-fledged SSH session</text:span>. Go ahead and interact with the machine and do whatever you want. Although it may be tempting, be careful about rm -rf /, since Vagrant shares a directory at /vagrant with the directory on the host containing your Vagrantfile, and this can delete all those files.</text:p>
      <text:p text:style-name="Standard">Take a moment to think about what just happened: With just one line of configuration and one command in your terminal, we brought up a fully functional, SSH-accessible virtual machine. Cool.</text:p>
      <text:p text:style-name="Standard">Terminate the SSH session with <text:span text:style-name="T3">CTRL+D</text:span>, or by logging out.</text:p>
      <text:p text:style-name="P4"><text:span text:style-name="T2">logout</text:span></text:p>
      <text:p text:style-name="Heading_20_2"><text:bookmark text:name="_w8az1i7mhso6"/>Destroy the machine</text:p>
      <text:p text:style-name="Standard">Once you're back on your host machine, stop the machine that Vagrant is managing and <text:span text:style-name="T4">remove all the resources created during the machine-creation process</text:span>. When prompted, confirm with a yes.</text:p>
      <text:p text:style-name="P4"><text:span text:style-name="T2">vagrant destroy</text:span></text:p>
      <text:p text:style-name="Heading_20_2"><text:bookmark text:name="_u553foftpw6y"/><text:soft-page-break/>Remove the box</text:p>
      <text:p text:style-name="Standard"><text:span text:style-name="T4">The vagrant destroys command does not remove the downloaded box file</text:span>. List your box files.</text:p>
      <text:p text:style-name="P4"><text:span text:style-name="T2">vagrant box list</text:span></text:p>
      <text:p text:style-name="Standard">Remove the box file with the remove subcommand, providing the name of your box.</text:p>
      <text:p text:style-name="P4"><text:span text:style-name="T2">vagrant box remove hashicorp/bionic64</text:span></text:p>
      <text:p text:style-name="Standard"/>
      <text:p text:style-name="Heading_20_1"><text:bookmark text:name="_145idw7xx81i"/>Synchronize Local and Guest Files</text:p>
      <text:p text:style-name="Standard">Virtual machines are convenient for development in, but not many people want to edit files using a <text:span text:style-name="T4">plain terminal-based editor over SSH</text:span>. <text:span text:style-name="T4">Vagrant automatically syncs files to and from the guest machine</text:span>. This way you can <text:span text:style-name="T3">edit files locally and run them in your virtual development environment</text:span>.</text:p>
      <text:p text:style-name="Standard">By default, <text:span text:style-name="T4">Vagrant shares your project directory</text:span> (the one containing the Vagrantfile) with the <text:span text:style-name="T3">/vagrant</text:span> directory in your guest machine.</text:p>
      <text:p text:style-name="Heading_20_2"><text:bookmark text:name="_5riwvm6i8mzs"/>Explore the synced folder</text:p>
      <text:p text:style-name="Standard">On the virtual machine, list the files in the vagrant directory.</text:p>
      <text:p text:style-name="P1"><text:span text:style-name="T3">Tip</text:span>: When you vagrant <text:span text:style-name="T3">ssh </text:span>into your machine, you're in <text:span text:style-name="T3">/home/vagrant</text:span>, which is a <text:span text:style-name="T3">different </text:span>directory from the <text:span text:style-name="T3">synced /vagrant</text:span> directory.</text:p>
      <text:p text:style-name="Heading_20_2"><text:bookmark text:name="_kfxs0dhk3al5"/>Next Steps</text:p>
      <text:p text:style-name="Standard">With <text:a xlink:type="simple" xlink:href="https://www.vagrantup.com/docs/synced-folders" text:style-name="ListLabel_20_19" text:visited-style-name="ListLabel_20_19"><text:span text:style-name="T1">synced folders</text:span></text:a>, you can continue to use your own editor on your host machine and have the files synced into the guest machine.</text:p>
      <text:p text:style-name="Standard"/>
      <text:p text:style-name="Heading_20_1"><text:bookmark text:name="_w1skkruc4ap6"/>Share an Environment</text:p>
      <text:p text:style-name="Standard">Vagrant also makes it easy to share and collaborate on these environments. The primary feature to do this in Vagrant is called <text:a xlink:type="simple" xlink:href="https://www.vagrantup.com/docs/share" text:style-name="ListLabel_20_19" text:visited-style-name="ListLabel_20_19"><text:span text:style-name="T1">Vagrant Share</text:span></text:a>.</text:p>
      <text:p text:style-name="Standard"><text:span text:style-name="T4">Vagrant Share is a plugin that lets you share your Vagrant environment</text:span> with anyone around the world with an Internet connection. It will give you a URL that will route directly to your Vagrant environment from any device in the world that is connected to the Internet.</text:p>
      <text:p text:style-name="Heading_20_2"><text:bookmark text:name="_yacew3h3pae0"/>Prerequisites</text:p>
      <text:p text:style-name="Standard">Vagrant share requires <text:span text:style-name="T3">ngrok</text:span>. If you don't have ngrok, follow their <text:a xlink:type="simple" xlink:href="https://ngrok.com/download" text:style-name="ListLabel_20_19" text:visited-style-name="ListLabel_20_19"><text:span text:style-name="T1">install documentation</text:span></text:a> to install it.</text:p>
      <text:p text:style-name="Standard">Install the plugin</text:p>
      <text:p text:style-name="Heading_20_2"><text:bookmark text:name="_gdreulfix59i"/><text:soft-page-break/>Install vagrant share.</text:p>
      <text:p text:style-name="Standard">vagrant plugin install vagrant-share</text:p>
      <text:p text:style-name="Standard"/>
      <text:p text:style-name="Standard"/>
      <text:p text:style-name="Heading_20_2"><text:bookmark text:name="_8tuqkf1su01o"/>Share the environment</text:p>
      <text:p text:style-name="P4"><text:span text:style-name="T2">vagrant share</text:span></text:p>
      <text:p text:style-name="Standard">Open a web browser and visit the URL from your output.</text:p>
      <text:p text:style-name="Standard">If you modify the files in your shared folder and refresh the URL, you will see your update. The URL is routed directly into your Vagrant environment and works from any device in the world that is connected to the internet.</text:p>
      <text:p text:style-name="Heading_20_2"><text:bookmark text:name="_xvlprx4nhh1e"/>Next Steps</text:p>
      <text:p text:style-name="Standard">To learn more about Vagrant Share, see the <text:a xlink:type="simple" xlink:href="https://www.vagrantup.com/docs/share" text:style-name="ListLabel_20_19" text:visited-style-name="ListLabel_20_19"><text:span text:style-name="T1">complete Vagrant Share documentation</text:span></text:a>.</text:p>
      <text:p text:style-name="Standard"/>
      <text:p text:style-name="Heading_20_1"><text:bookmark text:name="_f7zveouc8y32"/>Rebuild an Environment</text:p>
      <text:p text:style-name="Standard">When you are ready to come back to your project, whether it is tomorrow, a week from now, or a year from now, you can spin it up again.</text:p>
      <text:p text:style-name="Heading_20_2"><text:bookmark text:name="_mzcy2416rttq"/>Vagrant Up</text:p>
      <text:p text:style-name="Standard">To start a box, run vagrant up.</text:p>
      <text:p text:style-name="P4"><text:span text:style-name="T2">vagrant up</text:span></text:p>
      <text:p text:style-name="Standard">That's it! Since the Vagrant environment is already all configured via the Vagrantfile, you or any of your coworkers simply have to run vagrant up at any time and Vagrant will recreate your work environment.</text:p>
      <text:p text:style-name="Standard"/>
      <text:p text:style-name="Heading_20_1"><text:bookmark text:name="_uq1dg8se7eux"/>Teardown an Environment</text:p>
      <text:p text:style-name="Standard">it's time to stop, shut down, and finally destroy the environment. When using Vagrant you will choose from these options depending on how long you are stopping your work for, and whether or not you want to be able to come back to it.</text:p>
      <text:p text:style-name="Heading_20_2"><text:bookmark text:name="_2c670ms3nr59"/>Suspend the machine</text:p>
      <text:p text:style-name="Standard"><text:soft-page-break/>Suspending the virtual machine will <text:span text:style-name="T4">stop it and save its current running state</text:span>.</text:p>
      <text:p text:style-name="P4"><text:span text:style-name="T2">vagrant suspend</text:span></text:p>
      <text:p text:style-name="Standard">When you begin working again bring the machine back up and its state <text:span text:style-name="T3">resumes from where you left off</text:span>. Start the machine again.</text:p>
      <text:p text:style-name="P4"><text:span text:style-name="T2">vagrant up</text:span></text:p>
      <text:p text:style-name="Standard"/>
      <text:p text:style-name="Standard">Suspending your machine is intended for <text:span text:style-name="T3">stopping and starting work quickly</text:span>. The downside is that <text:span text:style-name="T4">the virtual machine will still use disk space while suspended, and requires additional disk space to store the state of the virtual machine RAM.</text:span></text:p>
      <text:p text:style-name="Heading_20_2"><text:bookmark text:name="_mqwkr6j2n53p"/>Halt the machine</text:p>
      <text:p text:style-name="Standard">Halting the virtual machine will <text:span text:style-name="T3">gracefully shut down the guest operating system and power down the guest machine</text:span>. Halt your machine now.</text:p>
      <text:p text:style-name="P4"><text:span text:style-name="T2">vagrant halt</text:span></text:p>
      <text:p text:style-name="Standard">Halting your machine will cleanly shut it down, <text:span text:style-name="T4">preserving the contents of the disk and allowing you to cleanly start it again.</text:span> Restart your machine.</text:p>
      <text:p text:style-name="P4"><text:span text:style-name="T2">vagrant up</text:span></text:p>
      <text:p text:style-name="Standard">A halted guest machine will take more time to start from a cold boot and will still consume disk space.</text:p>
      <text:p text:style-name="Heading_20_2"><text:bookmark text:name="_bz88l0wkeha3"/>Destroy the machine</text:p>
      <text:p text:style-name="Standard">Destroying the virtual machine will <text:span text:style-name="T3">remove all traces of the guest machine from your system</text:span>. It'll stop the guest machine, power it down, and reclaim its disk space and RAM. Destroy the machine now, and confirm with a yes when prompted.</text:p>
      <text:p text:style-name="P4"><text:span text:style-name="T2">vagrant destroy</text:span></text:p>
      <text:p text:style-name="Standard">Again, when you are ready to work again, just issue a vagrant up.</text:p>
      <text:p text:style-name="Standard">It takes even longer to bring a machine up once you destroy it, and the machine's state will not be saved.</text:p>
      <text:p text:style-name="P4"><text:span text:style-name="T2">vagrant up</text:span></text:p>
      <text:p text:style-name="Standard"/>
      <text:p text:style-name="P6"><text:bookmark text:name="_cr2nu27ynp3s"/>Networking and Provisioning Environments</text:p>
      <text:p text:style-name="Standard"/>
      <text:p text:style-name="Standard">This process was manual and would need to be repeated every time you shut down and brought this environment back up. <text:span text:style-name="T3">Vagrant automatically installs software</text:span> when you use vagrant up so that the guest machine can be repeatably created and ready to use.</text:p>
      <text:p text:style-name="Heading_20_2"><text:bookmark text:name="_2wmgvjdyebdv"/>Write a provisioning script</text:p>
      <text:p text:style-name="Standard">Set up <text:a xlink:type="simple" xlink:href="http://httpd.apache.org/" text:style-name="ListLabel_20_19" text:visited-style-name="ListLabel_20_19"><text:span text:style-name="T1">Apache</text:span></text:a> with a shell script. Create the following shell script and save it as <text:span text:style-name="T3">bootstrap.sh</text:span> in the same directory as your Vagrantfile.</text:p>
      <text:p text:style-name="P4"><text:span text:style-name="T2">#!/usr/bin/env bash</text:span></text:p>
      <text:p text:style-name="P4"><text:span text:style-name="T2">apt-get update</text:span></text:p>
      <text:p text:style-name="P4"><text:span text:style-name="T2">apt-get install -y apache2</text:span></text:p>
      <text:p text:style-name="P4"><text:span text:style-name="T2">if ! [ -L /var/www ]; then</text:span></text:p>
      <text:p text:style-name="P4"><text:span text:style-name="T2"><text:s text:c="2"/>rm -rf /var/www</text:span></text:p>
      <text:p text:style-name="P4"><text:span text:style-name="T2"><text:s text:c="2"/>ln -fs /vagrant /var/www</text:span></text:p>
      <text:p text:style-name="P4"><text:span text:style-name="T2">fi</text:span></text:p>
      <text:p text:style-name="Standard">This script downloads and starts Apache, and creates a symlink between your synced files directory and the location where Apache will look for content to serve.</text:p>
      <text:p text:style-name="Heading_20_2"><text:bookmark text:name="_u064u1twbhi6"/>Configure Vagrant</text:p>
      <text:p text:style-name="Standard">Next, edit the Vagrantfile to use the script when you provision the environment.</text:p>
      <text:p text:style-name="P4"><text:span text:style-name="T2"><text:s/>config.vm.provision :shell, path: "bootstrap.sh"</text:span></text:p>
      <text:p text:style-name="Standard">The provision line configures Vagrant to use the shell provisioner to set up the machine with the bootstrap.sh file. <text:span text:style-name="T4">The file path is relative to the location of the project root which should be the location of the Vagrantfile.</text:span></text:p>
      <text:p text:style-name="Heading_20_2"><text:bookmark text:name="_vywtgk7mxu51"/>Verify deployment</text:p>
      <text:p text:style-name="Standard">After Vagrant completes provisioning, the web server will be active. You cannot see the website from your own browser yet, but you can verify that the provisioning works by loading a file from within the machine.</text:p>
      <text:p text:style-name="Standard">SSH into the guest machine.</text:p>
      <text:p text:style-name="Standard">Now get the HTML file that was created during provisioning.</text:p>
      <text:p text:style-name="P4"><text:soft-page-break/><text:span text:style-name="T2">wget -qO- 127.0.0.1</text:span></text:p>
      <text:p text:style-name="Standard">This works because in the shell script above you installed Apache and set up the default DocumentRoot of Apache to point to your /vagrant directory, which is the default synced folder setup by Vagrant.</text:p>
      <text:p text:style-name="Heading_20_2"><text:bookmark text:name="_v280q9jg56lc"/>Next Steps</text:p>
      <text:p text:style-name="Standard">For complex provisioning scripts, it may be more efficient to package a custom Vagrant box with those packages pre-installed instead of building them each time. Learn more about the <text:a xlink:type="simple" xlink:href="https://www.vagrantup.com/docs/boxes/base" text:style-name="ListLabel_20_19" text:visited-style-name="ListLabel_20_19"><text:span text:style-name="T1">packaging custom boxes</text:span></text:a> documentation.</text:p>
      <text:p text:style-name="Standard"/>
      <text:p text:style-name="Heading_20_1"><text:bookmark text:name="_j98frzvuhfs7"/>Configure the Network</text:p>
      <text:p text:style-name="Standard">You will use Vagrant's networking features to provide access to the guest machine from your host machine.</text:p>
      <text:p text:style-name="Heading_20_2"><text:bookmark text:name="_3jpdvcs6wy6w"/>Configure port forwarding</text:p>
      <text:p text:style-name="Standard">Port forwarding allows you to specify ports on the guest machine to share via a port on the host machine. This allows you to access a port on your own machine, but actually have all the network traffic forwarded to a specific port on the guest machine.</text:p>
      <text:p text:style-name="P4"><text:span text:style-name="T2"><text:s/>config.vm.network :forwarded_port, guest: 80, host: 4567</text:span></text:p>
      <text:p text:style-name="Standard"/>
      <text:p text:style-name="Standard"/>
      <text:p text:style-name="Standard">Reload so that these changes can take effect.</text:p>
      <text:p text:style-name="P4"><text:span text:style-name="T2">vagrant reload</text:span></text:p>
      <text:p text:style-name="Heading_20_2"><text:bookmark text:name="_uuuqlzm38vgd"/>Access the served files</text:p>
      <text:p text:style-name="Standard">Once the machine has loaded, you can access <text:a xlink:type="simple" xlink:href="http://127.0.0.1:4567/" text:style-name="ListLabel_20_19" text:visited-style-name="ListLabel_20_19"><text:span text:style-name="T1">http://127.0.0.1:4567</text:span></text:a> in your browser. You will find a web page that is being served from the guest's virtual machine.</text:p>
      <text:p text:style-name="Heading_20_2"><text:bookmark text:name="_ttg3o7hhw7va"/>Next Steps</text:p>
      <text:p text:style-name="Standard">Vagrant also has other forms of networking, allowing you to assign a static IP address to the guest machine, or to bridge the guest machine onto an existing network. If you are interested in other options, read the <text:a xlink:type="simple" xlink:href="https://www.vagrantup.com/docs/networking" text:style-name="ListLabel_20_19" text:visited-style-name="ListLabel_20_19"><text:span text:style-name="T1">networking</text:span></text:a> page.</text:p>
      <text:p text:style-name="Standard"/>
      <text:p text:style-name="Heading_20_1"><text:bookmark text:name="_tvifz75isr6c"/>Explore Other Providers</text:p>
      <text:p text:style-name="Standard">Your project was backed with <text:a xlink:type="simple" xlink:href="https://www.virtualbox.org/" text:style-name="ListLabel_20_19" text:visited-style-name="ListLabel_20_19"><text:span text:style-name="T1">VirtualBox</text:span></text:a>. But Vagrant can work with a wide variety of <text:a xlink:type="simple" xlink:href="https://www.vagrantup.com/docs/providers" text:style-name="ListLabel_20_19" text:visited-style-name="ListLabel_20_19"><text:span text:style-name="T1">backend providers</text:span></text:a>, such as <text:a xlink:type="simple" xlink:href="https://www.vagrantup.com/docs/providers/vmware" text:style-name="ListLabel_20_19" text:visited-style-name="ListLabel_20_19"><text:span text:style-name="T1">VMware</text:span></text:a>, <text:a xlink:type="simple" xlink:href="https://www.vagrantup.com/docs/providers/hyperv" text:style-name="ListLabel_20_19" text:visited-style-name="ListLabel_20_19"><text:span text:style-name="T1">Hyper-V</text:span></text:a>, and more.</text:p>
      <text:p text:style-name="Heading_20_2"><text:bookmark text:name="_cqvw3a6ly2lz"/><text:soft-page-break/>Install a new provider</text:p>
      <text:p text:style-name="Standard">Read the documentation of each provider for more information on how to set it them up.</text:p>
      <text:p text:style-name="Heading_20_2"><text:bookmark text:name="_98c1fa9m8kce"/>Boot with the new provider</text:p>
      <text:p text:style-name="Standard">Once you have a provider installed, you do not need to make any modifications to your Vagrantfile; just run vagrant up with the proper provider and Vagrant will do the rest.</text:p>
      <text:p text:style-name="P4"><text:span text:style-name="T2">vagrant up --provider=vmware_desktop</text:span></text:p>
      <text:p text:style-name="Standard">For more information on providers, read the full documentation on <text:a xlink:type="simple" xlink:href="https://www.vagrantup.com/docs/providers" text:style-name="ListLabel_20_19" text:visited-style-name="ListLabel_20_19"><text:span text:style-name="T1">provider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5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1" meta:paragraph-count="175" meta:word-count="2381" meta:character-count="14279" meta:non-whitespace-character-count="12072"/>
    <meta:generator>LibreOfficeDev/6.0.5.2$Linux_X86_64 LibreOffice_project/</meta:generator>
  </office:meta>
</office:document-meta>
</file>